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2.5465in"/>
    </style:style>
    <style:style style:name="co3" style:family="table-column">
      <style:table-column-properties fo:break-before="auto" style:column-width="1.3118in"/>
    </style:style>
    <style:style style:name="co4" style:family="table-column">
      <style:table-column-properties fo:break-before="auto" style:column-width="1.5346in"/>
    </style:style>
    <style:style style:name="co5" style:family="table-column">
      <style:table-column-properties fo:break-before="auto" style:column-width="1.3035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256in"/>
    </style:style>
    <style:style style:name="co9" style:family="table-column">
      <style:table-column-properties fo:break-before="auto" style:column-width="0.7028in"/>
    </style:style>
    <style:style style:name="co10" style:family="table-column">
      <style:table-column-properties fo:break-before="auto" style:column-width="0.9689in"/>
    </style:style>
    <style:style style:name="co11" style:family="table-column">
      <style:table-column-properties fo:break-before="auto" style:column-width="1.8091in"/>
    </style:style>
    <style:style style:name="co12" style:family="table-column">
      <style:table-column-properties fo:break-before="auto" style:column-width="1.689in"/>
    </style:style>
    <style:style style:name="co13" style:family="table-column">
      <style:table-column-properties fo:break-before="auto" style:column-width="1.0283in"/>
    </style:style>
    <style:style style:name="co14" style:family="table-column">
      <style:table-column-properties fo:break-before="auto" style:column-width="1.4917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2917in" fo:break-before="auto" style:use-optimal-row-height="true"/>
    </style:style>
    <style:style style:name="ro5" style:family="table-row">
      <style:table-row-properties style:row-height="0.25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PageStyle_5f_Theorie">
      <style:table-properties table:display="true" style:writing-mode="lr-tb"/>
    </style:style>
    <style:style style:name="ta2" style:family="table" style:master-page-name="PageStyle_5f_Oef_20_Binom_20_Verd">
      <style:table-properties table:display="true" style:writing-mode="lr-tb"/>
    </style:style>
    <style:style style:name="ta3" style:family="table" style:master-page-name="PageStyle_5f_Oef_20_Norm_20_Verd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2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13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Excel_20_Built-in_20_Good" style:data-style-name="N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f81b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fo:background-color="#fdeada" style:rotation-align="none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2">
      <style:table-cell-properties style:rotation-align="none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31">
      <style:table-cell-properties style:rotation-align="none"/>
    </style:style>
    <style:style style:name="ce41" style:family="table-cell" style:parent-style-name="Default" style:data-style-name="N132">
      <style:table-cell-properties style:rotation-align="none"/>
    </style:style>
    <style:style style:name="ce4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3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4" style:family="table-cell" style:parent-style-name="Default" style:data-style-name="N132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d7e4bd" style:rotation-align="none"/>
    </style:style>
    <style:style style:name="ce47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8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5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eori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6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Kansspel</text:p>
          </table:table-cell>
          <table:table-cell table:number-columns-repeated="1023"/>
        </table:table-row>
        <table:table-row table:style-name="ro2">
          <table:table-cell/>
          <table:table-cell table:style-name="ce1" office:value-type="string" calcext:value-type="string">
            <text:p>xi'</text:p>
          </table:table-cell>
          <table:table-cell table:style-name="ce12" office:value-type="string" calcext:value-type="string">
            <text:p>P(X=xi')</text:p>
          </table:table-cell>
          <table:table-cell table:style-name="ce12" office:value-type="string" calcext:value-type="string">
            <text:p>xi'*P(X=xi')</text:p>
          </table:table-cell>
          <table:table-cell table:style-name="ce12" office:value-type="string" calcext:value-type="string">
            <text:p>xi'^2*P(X=xi')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float" office:value="-3" calcext:value-type="float">
            <text:p>-3</text:p>
          </table:table-cell>
          <table:table-cell table:style-name="ce13" office:value-type="float" office:value="0.5" calcext:value-type="float">
            <text:p>0.50</text:p>
          </table:table-cell>
          <table:table-cell table:style-name="ce13" table:formula="of:=[.B3]*[.C3]" office:value-type="float" office:value="-1.5" calcext:value-type="float">
            <text:p>-1.50</text:p>
          </table:table-cell>
          <table:table-cell table:style-name="ce13" table:formula="of:=[.B3]*[.D3]" office:value-type="float" office:value="4.5" calcext:value-type="float">
            <text:p>4.50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float" office:value="-2" calcext:value-type="float">
            <text:p>-2</text:p>
          </table:table-cell>
          <table:table-cell table:style-name="ce13" office:value-type="float" office:value="0.423076923076923" calcext:value-type="float">
            <text:p>0.42</text:p>
          </table:table-cell>
          <table:table-cell table:style-name="ce13" table:formula="of:=[.B4]*[.C4]" office:value-type="float" office:value="-0.846153846153846" calcext:value-type="float">
            <text:p>-0.85</text:p>
          </table:table-cell>
          <table:table-cell table:style-name="ce13" table:formula="of:=[.B4]*[.D4]" office:value-type="float" office:value="1.69230769230769" calcext:value-type="float">
            <text:p>1.69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float" office:value="13" calcext:value-type="float">
            <text:p>13</text:p>
          </table:table-cell>
          <table:table-cell table:style-name="ce13" office:value-type="float" office:value="0.0769230769230769" calcext:value-type="float">
            <text:p>0.08</text:p>
          </table:table-cell>
          <table:table-cell table:style-name="ce13" table:formula="of:=[.B5]*[.C5]" office:value-type="float" office:value="1" calcext:value-type="float">
            <text:p>1.00</text:p>
          </table:table-cell>
          <table:table-cell table:style-name="ce13" table:formula="of:=[.B5]*[.D5]" office:value-type="float" office:value="13" calcext:value-type="float">
            <text:p>13.00</text:p>
          </table:table-cell>
          <table:table-cell table:number-columns-repeated="1019"/>
        </table:table-row>
        <table:table-row table:style-name="ro3">
          <table:table-cell/>
          <table:table-cell table:style-name="ce2"/>
          <table:table-cell table:style-name="ce13" table:number-columns-repeated="3"/>
          <table:table-cell table:number-columns-repeated="1019"/>
        </table:table-row>
        <table:table-row table:style-name="ro4">
          <table:table-cell/>
          <table:table-cell table:style-name="ce2" office:value-type="string" calcext:value-type="string">
            <text:p>som</text:p>
          </table:table-cell>
          <table:table-cell table:style-name="ce13" table:formula="of:=SUM([.C3:.C5])" office:value-type="float" office:value="1" calcext:value-type="float">
            <text:p>1.00</text:p>
          </table:table-cell>
          <table:table-cell table:style-name="ce21" table:formula="of:=SUM([.D3:.D5])" office:value-type="float" office:value="-1.34615384615385" calcext:value-type="float">
            <text:p>-1.35</text:p>
          </table:table-cell>
          <table:table-cell table:style-name="ce26" table:formula="of:=SUM([.E3:.E5])" office:value-type="float" office:value="19.1923076923077" calcext:value-type="float">
            <text:p>19.19</text:p>
          </table:table-cell>
          <table:table-cell table:number-columns-repeated="1019"/>
        </table:table-row>
        <table:table-row table:style-name="ro4">
          <table:table-cell/>
          <table:table-cell table:style-name="ce3"/>
          <table:table-cell table:style-name="ce13" table:number-columns-repeated="3"/>
          <table:table-cell table:number-columns-repeated="1019"/>
        </table:table-row>
        <table:table-row table:style-name="ro4">
          <table:table-cell/>
          <table:table-cell table:style-name="ce3"/>
          <table:table-cell table:style-name="ce13"/>
          <table:table-cell table:style-name="ce2" office:value-type="string" calcext:value-type="string">
            <text:p>var</text:p>
          </table:table-cell>
          <table:table-cell table:style-name="ce21" table:formula="of:=[.E7]-[.D7]^2" office:value-type="float" office:value="17.3801775147929" calcext:value-type="float">
            <text:p>17.38</text:p>
          </table:table-cell>
          <table:table-cell table:number-columns-repeated="1019"/>
        </table:table-row>
        <table:table-row table:style-name="ro4">
          <table:table-cell/>
          <table:table-cell table:style-name="ce3"/>
          <table:table-cell table:style-name="ce1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Hoofdstuk kansverdelingen: 5 meerkeuzevragen</text:p>
          </table:table-cell>
          <table:table-cell table:number-columns-repeated="4"/>
          <table:table-cell table:style-name="ce11"/>
          <table:table-cell/>
          <table:table-cell>
            <draw:frame table:end-cell-address="Theorie.P22" table:end-x="0.1472in" table:end-y="0.0354in" draw:z-index="0" draw:name="Grafiek 1" draw:style-name="gr1" draw:text-style-name="P1" svg:width="5.0311in" svg:height="2.7354in" svg:x="0.4717in" svg:y="0in">
              <draw:object draw:notify-on-update-of-ranges="Theorie.B13:Theorie.B18 Theorie.D13:Theorie.D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5">
          <table:table-cell office:value-type="string" calcext:value-type="string">
            <text:p>oef5</text:p>
          </table:table-cell>
          <table:table-cell table:style-name="ce4" office:value-type="string" calcext:value-type="string">
            <text:p>xi'</text:p>
          </table:table-cell>
          <table:table-cell table:number-columns-repeated="2" table:style-name="ce14" office:value-type="string" calcext:value-type="string">
            <text:p>P(X=xi')</text:p>
          </table:table-cell>
          <table:table-cell table:style-name="ce14" office:value-type="string" calcext:value-type="string">
            <text:p>xi'*P(X=xi')</text:p>
          </table:table-cell>
          <table:table-cell table:style-name="ce14" office:value-type="string" calcext:value-type="string">
            <text:p>xi'^2*P(X=xi')</text:p>
          </table:table-cell>
          <table:table-cell table:number-columns-repeated="1018"/>
        </table:table-row>
        <table:table-row table:style-name="ro5">
          <table:table-cell/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(2/3)^5</text:p>
          </table:table-cell>
          <table:table-cell table:style-name="ce22" table:formula="of:=(2/3)^5" office:value-type="float" office:value="0.131687242798354" calcext:value-type="float">
            <text:p>0.132</text:p>
          </table:table-cell>
          <table:table-cell table:style-name="ce14" table:formula="of:=[.B13]*[.D13]" office:value-type="float" office:value="0" calcext:value-type="float">
            <text:p>0.00</text:p>
          </table:table-cell>
          <table:table-cell table:style-name="ce14" table:formula="of:=[.B13]*[.E13]" office:value-type="float" office:value="0" calcext:value-type="float">
            <text:p>0.00</text:p>
          </table:table-cell>
          <table:table-cell table:number-columns-repeated="1018"/>
        </table:table-row>
        <table:table-row table:style-name="ro5">
          <table:table-cell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5*(1/3)*(2/3)^4</text:p>
          </table:table-cell>
          <table:table-cell table:style-name="ce22" table:formula="of:=5*(1/3)*(2/3)^4" office:value-type="float" office:value="0.329218106995885" calcext:value-type="float">
            <text:p>0.329</text:p>
          </table:table-cell>
          <table:table-cell table:style-name="ce14" table:formula="of:=[.B14]*[.D14]" office:value-type="float" office:value="0.329218106995885" calcext:value-type="float">
            <text:p>0.33</text:p>
          </table:table-cell>
          <table:table-cell table:style-name="ce14" table:formula="of:=[.B14]*[.E14]" office:value-type="float" office:value="0.329218106995885" calcext:value-type="float">
            <text:p>0.33</text:p>
          </table:table-cell>
          <table:table-cell table:number-columns-repeated="1018"/>
        </table:table-row>
        <table:table-row table:style-name="ro5">
          <table:table-cell/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10*(1/3)^2*(2/3)^3</text:p>
          </table:table-cell>
          <table:table-cell table:style-name="ce22" table:formula="of:=10*(1/3)^2*(2/3)^3" office:value-type="float" office:value="0.329218106995885" calcext:value-type="float">
            <text:p>0.329</text:p>
          </table:table-cell>
          <table:table-cell table:style-name="ce14" table:formula="of:=[.B15]*[.D15]" office:value-type="float" office:value="0.65843621399177" calcext:value-type="float">
            <text:p>0.66</text:p>
          </table:table-cell>
          <table:table-cell table:style-name="ce14" table:formula="of:=[.B15]*[.E15]" office:value-type="float" office:value="1.31687242798354" calcext:value-type="float">
            <text:p>1.32</text:p>
          </table:table-cell>
          <table:table-cell table:number-columns-repeated="1018"/>
        </table:table-row>
        <table:table-row table:style-name="ro5">
          <table:table-cell/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10*(1/3)^3*(2/3)^2</text:p>
          </table:table-cell>
          <table:table-cell table:style-name="ce22" table:formula="of:=10*(1/3)^3*(2/3)^2" office:value-type="float" office:value="0.164609053497942" calcext:value-type="float">
            <text:p>0.165</text:p>
          </table:table-cell>
          <table:table-cell table:style-name="ce14" table:formula="of:=[.B16]*[.D16]" office:value-type="float" office:value="0.493827160493827" calcext:value-type="float">
            <text:p>0.49</text:p>
          </table:table-cell>
          <table:table-cell table:style-name="ce14" table:formula="of:=[.B16]*[.E16]" office:value-type="float" office:value="1.48148148148148" calcext:value-type="float">
            <text:p>1.48</text:p>
          </table:table-cell>
          <table:table-cell table:number-columns-repeated="1018"/>
        </table:table-row>
        <table:table-row table:style-name="ro5">
          <table:table-cell/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5*(1/3)^4*(2/3)^1</text:p>
          </table:table-cell>
          <table:table-cell table:style-name="ce22" table:formula="of:=5*(1/3)^4*(2/3)^1" office:value-type="float" office:value="0.0411522633744856" calcext:value-type="float">
            <text:p>0.041</text:p>
          </table:table-cell>
          <table:table-cell table:style-name="ce14" table:formula="of:=[.B17]*[.D17]" office:value-type="float" office:value="0.164609053497942" calcext:value-type="float">
            <text:p>0.16</text:p>
          </table:table-cell>
          <table:table-cell table:style-name="ce14" table:formula="of:=[.B17]*[.E17]" office:value-type="float" office:value="0.658436213991769" calcext:value-type="float">
            <text:p>0.66</text:p>
          </table:table-cell>
          <table:table-cell table:number-columns-repeated="1018"/>
        </table:table-row>
        <table:table-row table:style-name="ro5">
          <table:table-cell/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(1/3)^5</text:p>
          </table:table-cell>
          <table:table-cell table:style-name="ce22" table:formula="of:=(1/3)^5" office:value-type="float" office:value="0.00411522633744856" calcext:value-type="float">
            <text:p>0.004</text:p>
          </table:table-cell>
          <table:table-cell table:style-name="ce14" table:formula="of:=[.B18]*[.D18]" office:value-type="float" office:value="0.0205761316872428" calcext:value-type="float">
            <text:p>0.02</text:p>
          </table:table-cell>
          <table:table-cell table:style-name="ce14" table:formula="of:=[.B18]*[.E18]" office:value-type="float" office:value="0.102880658436214" calcext:value-type="float">
            <text:p>0.10</text:p>
          </table:table-cell>
          <table:table-cell table:number-columns-repeated="1018"/>
        </table:table-row>
        <table:table-row table:style-name="ro5">
          <table:table-cell/>
          <table:table-cell table:style-name="ce4"/>
          <table:table-cell table:style-name="ce14" table:number-columns-repeated="4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som</text:p>
          </table:table-cell>
          <table:table-cell table:style-name="ce14"/>
          <table:table-cell table:style-name="ce14" table:formula="of:=SUM([.D13:.D18])" office:value-type="float" office:value="1" calcext:value-type="float">
            <text:p>1.00</text:p>
          </table:table-cell>
          <table:table-cell table:style-name="ce27" table:formula="of:=SUM([.E13:.E18])" office:value-type="float" office:value="1.66666666666667" calcext:value-type="float">
            <text:p>1.6667</text:p>
          </table:table-cell>
          <table:table-cell table:style-name="ce28" table:formula="of:=SUM([.F13:.F18])" office:value-type="float" office:value="3.88888888888889" calcext:value-type="float">
            <text:p>3.89</text:p>
          </table:table-cell>
          <table:table-cell table:number-columns-repeated="1018"/>
        </table:table-row>
        <table:table-row table:style-name="ro5">
          <table:table-cell/>
          <table:table-cell table:style-name="ce5"/>
          <table:table-cell table:style-name="ce14" table:number-columns-repeated="3"/>
          <table:table-cell table:style-name="ce4"/>
          <table:table-cell table:number-columns-repeated="1018"/>
        </table:table-row>
        <table:table-row table:style-name="ro5">
          <table:table-cell/>
          <table:table-cell table:style-name="ce5"/>
          <table:table-cell table:style-name="ce14"/>
          <table:table-cell table:style-name="ce23" office:value-type="string" calcext:value-type="string">
            <text:p>var</text:p>
          </table:table-cell>
          <table:table-cell table:style-name="ce23" table:formula="of:=[.F20]-[.E20]^2" office:value-type="float" office:value="1.11111111111111" calcext:value-type="float">
            <text:p>1.11</text:p>
          </table:table-cell>
          <table:table-cell table:style-name="ce4"/>
          <table:table-cell table:number-columns-repeated="1018"/>
        </table:table-row>
        <table:table-row table:style-name="ro5">
          <table:table-cell office:value-type="string" calcext:value-type="string">
            <text:p>Met ingebouwde functies van excel</text:p>
          </table:table-cell>
          <table:table-cell table:style-name="ce5"/>
          <table:table-cell table:style-name="ce14" table:number-columns-repeated="3"/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oef 5</text:p>
          </table:table-cell>
          <table:table-cell table:style-name="ce6" office:value-type="string" calcext:value-type="string">
            <text:p>xi'</text:p>
          </table:table-cell>
          <table:table-cell office:value-type="string" calcext:value-type="string">
            <text:p>P(X=xi')</text:p>
          </table:table-cell>
          <table:table-cell office:value-type="string" calcext:value-type="string">
            <text:p>xi'*P(X=xi')</text:p>
          </table:table-cell>
          <table:table-cell office:value-type="string" calcext:value-type="string">
            <text:p>xi'² *P(X=xi')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15" table:formula="of:=COM.MICROSOFT.BINOM.DIST([.B25];5;1/3;0)" office:value-type="float" office:value="0.131687242798354" calcext:value-type="float">
            <text:p>0.132</text:p>
          </table:table-cell>
          <table:table-cell table:formula="of:=[.B25]*[.C25]" office:value-type="float" office:value="0" calcext:value-type="float">
            <text:p>0.00</text:p>
          </table:table-cell>
          <table:table-cell table:formula="of:=[.B25]*[.D25]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5" table:formula="of:=COM.MICROSOFT.BINOM.DIST([.B26];5;1/3;0)" office:value-type="float" office:value="0.329218106995885" calcext:value-type="float">
            <text:p>0.329</text:p>
          </table:table-cell>
          <table:table-cell table:formula="of:=[.B26]*[.C26]" office:value-type="float" office:value="0.329218106995885" calcext:value-type="float">
            <text:p>0.33</text:p>
          </table:table-cell>
          <table:table-cell table:formula="of:=[.B26]*[.D26]" office:value-type="float" office:value="0.329218106995885" calcext:value-type="float">
            <text:p>0.33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5" table:formula="of:=COM.MICROSOFT.BINOM.DIST([.B27];5;1/3;0)" office:value-type="float" office:value="0.329218106995885" calcext:value-type="float">
            <text:p>0.329</text:p>
          </table:table-cell>
          <table:table-cell table:formula="of:=[.B27]*[.C27]" office:value-type="float" office:value="0.65843621399177" calcext:value-type="float">
            <text:p>0.66</text:p>
          </table:table-cell>
          <table:table-cell table:formula="of:=[.B27]*[.D27]" office:value-type="float" office:value="1.31687242798354" calcext:value-type="float">
            <text:p>1.32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15" table:formula="of:=COM.MICROSOFT.BINOM.DIST([.B28];5;1/3;0)" office:value-type="float" office:value="0.164609053497942" calcext:value-type="float">
            <text:p>0.165</text:p>
          </table:table-cell>
          <table:table-cell table:formula="of:=[.B28]*[.C28]" office:value-type="float" office:value="0.493827160493827" calcext:value-type="float">
            <text:p>0.49</text:p>
          </table:table-cell>
          <table:table-cell table:formula="of:=[.B28]*[.D28]" office:value-type="float" office:value="1.48148148148148" calcext:value-type="float">
            <text:p>1.48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15" table:formula="of:=COM.MICROSOFT.BINOM.DIST([.B29];5;1/3;0)" office:value-type="float" office:value="0.0411522633744856" calcext:value-type="float">
            <text:p>0.041</text:p>
          </table:table-cell>
          <table:table-cell table:formula="of:=[.B29]*[.C29]" office:value-type="float" office:value="0.164609053497942" calcext:value-type="float">
            <text:p>0.16</text:p>
          </table:table-cell>
          <table:table-cell table:formula="of:=[.B29]*[.D29]" office:value-type="float" office:value="0.658436213991769" calcext:value-type="float">
            <text:p>0.66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15" table:formula="of:=COM.MICROSOFT.BINOM.DIST([.B30];5;1/3;0)" office:value-type="float" office:value="0.00411522633744856" calcext:value-type="float">
            <text:p>0.004</text:p>
          </table:table-cell>
          <table:table-cell table:formula="of:=[.B30]*[.C30]" office:value-type="float" office:value="0.0205761316872428" calcext:value-type="float">
            <text:p>0.02</text:p>
          </table:table-cell>
          <table:table-cell table:formula="of:=[.B30]*[.D30]" office:value-type="float" office:value="0.102880658436214" calcext:value-type="float">
            <text:p>0.1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4" table:formula="of:=SUM([.D25:.D30])" office:value-type="float" office:value="1.66666666666667" calcext:value-type="float">
            <text:p>1.67</text:p>
          </table:table-cell>
          <table:table-cell table:formula="of:=SUM([.E25:.E30])" office:value-type="float" office:value="3.88888888888889" calcext:value-type="float">
            <text:p>3.8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ar</text:p>
          </table:table-cell>
          <table:table-cell table:style-name="ce24" table:formula="of:=[.E31]-([.D31])^2" office:value-type="float" office:value="1.11111111111111" calcext:value-type="float">
            <text:p>1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b2</text:p>
          </table:table-cell>
          <table:table-cell office:value-type="string" calcext:value-type="string">
            <text:p>gezin met 3 kids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k</text:p>
          </table:table-cell>
          <table:table-cell table:style-name="ce16" office:value-type="string" calcext:value-type="string">
            <text:p>P(X=k)</text:p>
          </table:table-cell>
          <table:table-cell table:style-name="ce25"/>
          <table:table-cell table:style-name="ce16" office:value-type="string" calcext:value-type="string">
            <text:p>k*P</text:p>
          </table:table-cell>
          <table:table-cell table:style-name="ce29" office:value-type="string" calcext:value-type="string">
            <text:p>k²*P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7" table:formula="of:=1/8" office:value-type="float" office:value="0.125" calcext:value-type="float">
            <text:p>0.125</text:p>
          </table:table-cell>
          <table:table-cell table:style-name="ce18"/>
          <table:table-cell table:style-name="ce18" table:formula="of:=[.B37]*[.C37]" office:value-type="float" office:value="0" calcext:value-type="float">
            <text:p>0</text:p>
          </table:table-cell>
          <table:table-cell table:style-name="ce30" table:formula="of:=[.B37]*[.E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17" office:value-type="float" office:value="0.375" calcext:value-type="float">
            <text:p>0.375</text:p>
          </table:table-cell>
          <table:table-cell table:style-name="ce18"/>
          <table:table-cell table:style-name="ce18" table:formula="of:=[.B38]*[.C38]" office:value-type="float" office:value="0.375" calcext:value-type="float">
            <text:p>0.375</text:p>
          </table:table-cell>
          <table:table-cell table:style-name="ce30" table:formula="of:=[.B38]*[.E38]" office:value-type="float" office:value="0.375" calcext:value-type="float">
            <text:p>0.375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17" office:value-type="float" office:value="0.375" calcext:value-type="float">
            <text:p>0.375</text:p>
          </table:table-cell>
          <table:table-cell table:style-name="ce18"/>
          <table:table-cell table:style-name="ce18" table:formula="of:=[.B39]*[.C39]" office:value-type="float" office:value="0.75" calcext:value-type="float">
            <text:p>0.75</text:p>
          </table:table-cell>
          <table:table-cell table:style-name="ce30" table:formula="of:=[.B39]*[.E39]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17" office:value-type="float" office:value="0.125" calcext:value-type="float">
            <text:p>0.125</text:p>
          </table:table-cell>
          <table:table-cell table:style-name="ce18"/>
          <table:table-cell table:style-name="ce18" table:formula="of:=[.B40]*[.C40]" office:value-type="float" office:value="0.375" calcext:value-type="float">
            <text:p>0.375</text:p>
          </table:table-cell>
          <table:table-cell table:style-name="ce30" table:formula="of:=[.B40]*[.E40]" office:value-type="float" office:value="1.125" calcext:value-type="float">
            <text:p>1.125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18" table:number-columns-repeated="3"/>
          <table:table-cell table:style-name="ce30"/>
          <table:table-cell table:number-columns-repeated="1018"/>
        </table:table-row>
        <table:table-row table:style-name="ro6">
          <table:table-cell/>
          <table:table-cell table:style-name="ce9"/>
          <table:table-cell table:style-name="ce19" table:number-columns-repeated="3"/>
          <table:table-cell table:style-name="ce31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om</text:p>
          </table:table-cell>
          <table:table-cell table:style-name="ce6" table:formula="of:=SUM([.C37:.C42])" office:value-type="float" office:value="1" calcext:value-type="float">
            <text:p>1</text:p>
          </table:table-cell>
          <table:table-cell table:style-name="ce6"/>
          <table:table-cell table:style-name="ce6" table:formula="of:=SUM([.E37:.E42])" office:value-type="float" office:value="1.5" calcext:value-type="float">
            <text:p>1.5</text:p>
          </table:table-cell>
          <table:table-cell table:formula="of:=SUM([.F37:.F42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μ</text:p>
          </table:table-cell>
          <table:table-cell table:style-name="ce20" office:value-type="float" office:value="1.5" calcext:value-type="float">
            <text:p>1.5</text:p>
          </table:table-cell>
          <table:table-cell table:formula="of:=[.E43]" office:value-type="float" office:value="1.5" calcext:value-type="float">
            <text:p>1.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σ²</text:p>
          </table:table-cell>
          <table:table-cell office:value-type="string" calcext:value-type="string">
            <text:p>3-1,5²</text:p>
          </table:table-cell>
          <table:table-cell table:formula="of:=[.F43]-([.D45])^2"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ef Binom Verd" table:style-name="ta2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oef 4</text:p>
          </table:table-cell>
          <table:table-cell office:value-type="string" calcext:value-type="string">
            <text:p>B(6, 1/6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(X=4)</text:p>
          </table:table-cell>
          <table:table-cell table:formula="of:=COM.MICROSOFT.BINOM.DIST(4;6;1/6;0)" office:value-type="float" office:value="0.00803755144032922" calcext:value-type="float">
            <text:p>0.008037551440329</text:p>
          </table:table-cell>
          <table:table-cell/>
          <table:table-cell table:style-name="ce36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(X=5)</text:p>
          </table:table-cell>
          <table:table-cell table:formula="of:=COM.MICROSOFT.BINOM.DIST(5;6;1/6;0)" office:value-type="float" office:value="0.000643004115226338" calcext:value-type="float">
            <text:p>0.000643004115226</text:p>
          </table:table-cell>
          <table:table-cell/>
          <table:table-cell table:style-name="ce36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(X=6)</text:p>
          </table:table-cell>
          <table:table-cell table:formula="of:=COM.MICROSOFT.BINOM.DIST(6;6;1/6;0)" office:value-type="float" office:value="0.0000214334705075446" calcext:value-type="float">
            <text:p>2.14334705075446E-05</text:p>
          </table:table-cell>
          <table:table-cell/>
          <table:table-cell table:style-name="ce36"/>
          <table:table-cell table:number-columns-repeated="1019"/>
        </table:table-row>
        <table:table-row table:style-name="ro1">
          <table:table-cell/>
          <table:table-cell table:style-name="ce34" office:value-type="string" calcext:value-type="string">
            <text:p>som</text:p>
          </table:table-cell>
          <table:table-cell table:formula="of:=SUM([.C2:.C4])" office:value-type="float" office:value="0.0087019890260631" calcext:value-type="float">
            <text:p>0.00870198902606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7">
          <table:table-cell office:value-type="string" calcext:value-type="string">
            <text:p>Oef 6</text:p>
          </table:table-cell>
          <table:table-cell office:value-type="string" calcext:value-type="string">
            <text:p>X=arne is te laat</text:p>
          </table:table-cell>
          <table:table-cell office:value-type="string" calcext:value-type="string">
            <text:p>Y=bob is te laat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P(X=1, Y=1)</text:p>
          </table:table-cell>
          <table:table-cell table:formula="of:=0.1*0.8" office:value-type="float" office:value="0.08" calcext:value-type="float">
            <text:p>0.08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string" calcext:value-type="string">
            <text:p>P(X=1, Y=0)</text:p>
          </table:table-cell>
          <table:table-cell table:formula="of:=0.2*0.2" office:value-type="float" office:value="0.04" calcext:value-type="float">
            <text:p>0.04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string" calcext:value-type="string">
            <text:p>P(X=1, Y=1)</text:p>
          </table:table-cell>
          <table:table-cell table:formula="of:=0.9*0.8" office:value-type="float" office:value="0.72" calcext:value-type="float">
            <text:p>0.72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string" calcext:value-type="string">
            <text:p>P(X=1/5)</text:p>
          </table:table-cell>
          <table:table-cell table:formula="of:=1-COM.MICROSOFT.BINOM.DIST(1;5;0.1;1)" office:value-type="float" office:value="0.0814599999999999" calcext:value-type="float">
            <text:p>0.08146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string" calcext:value-type="string">
            <text:p>P(X=1/5)</text:p>
          </table:table-cell>
          <table:table-cell table:style-name="ce35" table:formula="of:=COM.MICROSOFT.BINOM.DIST(1;5;0.1;1)" office:value-type="float" office:value="0.91854" calcext:value-type="float">
            <text:p>0.91854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string" calcext:value-type="string">
            <text:p>P(X=1, Y=1)</text:p>
          </table:table-cell>
          <table:table-cell table:style-name="ce35" table:formula="of:=COM.MICROSOFT.BINOM.DIST(1;5;0.1;0)" office:value-type="float" office:value="0.32805" calcext:value-type="float">
            <text:p>0.32805</text:p>
          </table:table-cell>
          <table:table-cell table:number-columns-repeated="1021"/>
        </table:table-row>
        <table:table-row table:style-name="ro7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>
          <table:table-cell table:style-name="ce32" office:value-type="string" calcext:value-type="string">
            <text:p>oef 8</text:p>
          </table:table-cell>
          <table:table-cell office:value-type="string" calcext:value-type="string">
            <text:p>B(8, 0,01)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P(X=0)</text:p>
          </table:table-cell>
          <table:table-cell table:number-columns-repeated="3"/>
          <table:table-cell table:formula="of:=COM.MICROSOFT.BINOM.DIST(0;8;0.01;0)" office:value-type="float" office:value="0.92274469442792" calcext:value-type="float">
            <text:p>0.92274469442792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P(minstens 1 fout cijfer in getal met 8 cijfers)</text:p>
          </table:table-cell>
          <table:table-cell table:number-columns-repeated="3"/>
          <table:table-cell table:style-name="ce38" table:formula="of:=1-[.F26]" office:value-type="float" office:value="0.0772553055720799" calcext:value-type="float">
            <text:p>0.07725530557208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style-name="ce20" office:value-type="float" office:value="9" calcext:value-type="float">
            <text:p>9</text:p>
          </table:table-cell>
          <table:table-cell office:value-type="string" calcext:value-type="string">
            <text:p>B(5, 0,70)</text:p>
          </table:table-cell>
          <table:table-cell office:value-type="string" calcext:value-type="string">
            <text:p>P(X=5)</text:p>
          </table:table-cell>
          <table:table-cell table:formula="of:=COM.MICROSOFT.BINOM.DIST(5;5;0.7;0)" office:value-type="float" office:value="0.16807" calcext:value-type="float">
            <text:p>0.16807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P(X=2)</text:p>
          </table:table-cell>
          <table:table-cell table:formula="of:=COM.MICROSOFT.BINOM.DIST(2;5;0.7;0)" office:value-type="float" office:value="0.1323" calcext:value-type="float">
            <text:p>0.1323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P(X&lt;=2)</text:p>
          </table:table-cell>
          <table:table-cell table:formula="of:=COM.MICROSOFT.BINOM.DIST(2;5;0.7;1)" office:value-type="float" office:value="0.16308" calcext:value-type="float">
            <text:p>0.16308</text:p>
          </table:table-cell>
          <table:table-cell/>
          <table:table-cell office:value-type="string" calcext:value-type="string">
            <text:p>P(X&gt;=3)</text:p>
          </table:table-cell>
          <table:table-cell table:formula="of:=1-[.D31]" office:value-type="float" office:value="0.83692" calcext:value-type="float">
            <text:p>0.83692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style-name="ce20" office:value-type="float" office:value="10" calcext:value-type="float">
            <text:p>10</text:p>
          </table:table-cell>
          <table:table-cell office:value-type="string" calcext:value-type="string">
            <text:p>B(5, 0,40)</text:p>
          </table:table-cell>
          <table:table-cell office:value-type="string" calcext:value-type="string">
            <text:p>P(X&lt;=1)</text:p>
          </table:table-cell>
          <table:table-cell table:formula="of:=COM.MICROSOFT.BINOM.DIST(1;5;0.4;1)" office:value-type="float" office:value="0.33696" calcext:value-type="float">
            <text:p>0.33696</text:p>
          </table:table-cell>
          <table:table-cell table:number-columns-repeated="1020"/>
        </table:table-row>
        <table:table-row table:style-name="ro7">
          <table:table-cell table:style-name="ce20"/>
          <table:table-cell table:number-columns-repeated="1023"/>
        </table:table-row>
        <table:table-row table:style-name="ro7">
          <table:table-cell table:style-name="ce20" office:value-type="float" office:value="15" calcext:value-type="float">
            <text:p>15</text:p>
          </table:table-cell>
          <table:table-cell table:formula="of:=COM.MICROSOFT.POISSON.DIST(8;2.5;0)" office:value-type="float" office:value="0.00310644265674026" calcext:value-type="float">
            <text:p>0.00310644265674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style-name="ce20" office:value-type="float" office:value="16" calcext:value-type="float">
            <text:p>16</text:p>
          </table:table-cell>
          <table:table-cell office:value-type="string" calcext:value-type="string">
            <text:p>B(365; 0,01)</text:p>
          </table:table-cell>
          <table:table-cell office:value-type="string" calcext:value-type="string">
            <text:p>P(X=2)</text:p>
          </table:table-cell>
          <table:table-cell table:formula="of:=COM.MICROSOFT.BINOM.DIST(2;365;0.01;0)" office:value-type="float" office:value="0.172957696007111" calcext:value-type="float">
            <text:p>0.172957696007111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P(3,65)</text:p>
          </table:table-cell>
          <table:table-cell office:value-type="string" calcext:value-type="string">
            <text:p>P(X=2)</text:p>
          </table:table-cell>
          <table:table-cell table:formula="of:=COM.MICROSOFT.POISSON.DIST(2;3.65;0)" office:value-type="float" office:value="0.173133406577484" calcext:value-type="float">
            <text:p>0.173133406577484</text:p>
          </table:table-cell>
          <table:table-cell table:style-name="ce37" table:formula="of:=EXP(-3.65)*(3.65)^2/2" office:value-type="float" office:value="0.173133406577484" calcext:value-type="float">
            <text:p>0.17313340657748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table:style-name="ce33" office:value-type="float" office:value="19" calcext:value-type="float">
            <text:p>19</text:p>
          </table:table-cell>
          <table:table-cell office:value-type="string" calcext:value-type="string">
            <text:p>B(5, 0.95)</text:p>
          </table:table-cell>
          <table:table-cell office:value-type="string" calcext:value-type="string">
            <text:p>P(x&gt;=2)</text:p>
          </table:table-cell>
          <table:table-cell table:formula="of:=1-COM.MICROSOFT.BINOM.DIST(2;9;0.05;1)" office:value-type="float" office:value="0.00836103954687539" calcext:value-type="float">
            <text:p>0.00836103954687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COM.MICROSOFT.BINOM.DIST(2;100;[.D40];0)" office:value-type="float" office:value="0.151976602635522" calcext:value-type="float">
            <text:p>0.151976602635522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ef Norm Verd" table:style-name="ta3">
        <table:table-column table:style-name="co9" table:default-cell-style-name="ce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1016" table:default-cell-style-name="Default"/>
        <table:table-row table:style-name="ro1">
          <table:table-cell table:style-name="ce39" office:value-type="string" calcext:value-type="string">
            <text:p>Al deze oefeningen kunnen ook opgelost worden door gebruik van de tabel in het formularium 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Opgelet: De tabel werkt met rechterstaarten; excel werkt met linkerstaart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ef 23</text:p>
          </table:table-cell>
          <table:table-cell/>
          <table:table-cell table:style-name="ce46" office:value-type="string" calcext:value-type="string">
            <text:p>alternatie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table:style-name="ce40" table:formula="of:=LEGACY.NORMSDIST(-1.96)" office:value-type="float" office:value="0.0249978951482204" calcext:value-type="float">
            <text:p>0.025</text:p>
          </table:table-cell>
          <table:table-cell table:style-name="ce40" table:formula="of:=COM.MICROSOFT.NORM.S.DIST(-1.96;1)" office:value-type="float" office:value="0.0249978951482204" calcext:value-type="float">
            <text:p>0.0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table:style-name="ce41" table:formula="of:=LEGACY.NORMSDIST(2.15)" office:value-type="float" office:value="0.98422239260891" calcext:value-type="float">
            <text:p>0.9842</text:p>
          </table:table-cell>
          <table:table-cell table:style-name="ce41" table:formula="of:=COM.MICROSOFT.NORM.S.DIST(2.15;1)" office:value-type="float" office:value="0.98422239260891" calcext:value-type="float">
            <text:p>0.98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table:style-name="ce41" table:formula="of:=LEGACY.NORMSDIST(2)-LEGACY.NORMSDIST(1)" office:value-type="float" office:value="0.135905121983278" calcext:value-type="float">
            <text:p>0.1359</text:p>
          </table:table-cell>
          <table:table-cell table:number-columns-repeated="1022"/>
        </table:table-row>
        <table:table-row table:style-name="ro1">
          <table:table-cell/>
          <table:table-cell table:style-name="ce41"/>
          <table:table-cell table:number-columns-repeated="1022"/>
        </table:table-row>
        <table:table-row table:style-name="ro1">
          <table:table-cell office:value-type="string" calcext:value-type="string">
            <text:p>oef 24</text:p>
          </table:table-cell>
          <table:table-cell table:style-name="ce41"/>
          <table:table-cell table:number-columns-repeated="1022"/>
        </table:table-row>
        <table:table-row table:style-name="ro1">
          <table:table-cell office:value-type="string" calcext:value-type="string">
            <text:p>a</text:p>
          </table:table-cell>
          <table:table-cell table:style-name="ce42" table:formula="of:=-LEGACY.NORMSINV(0.025)" office:value-type="float" office:value="1.95996398454005" calcext:value-type="float">
            <text:p>1.96</text:p>
          </table:table-cell>
          <table:table-cell table:formula="of:=-COM.MICROSOFT.NORM.S.INV(0.025)" office:value-type="float" office:value="1.95996398454005" calcext:value-type="float">
            <text:p>1.95996398454005</text:p>
          </table:table-cell>
          <table:table-cell table:number-columns-repeated="2"/>
          <table:table-cell table:style-name="ce6"/>
          <table:table-cell table:number-columns-repeated="1018"/>
        </table:table-row>
        <table:table-row table:style-name="ro1">
          <table:table-cell office:value-type="string" calcext:value-type="string">
            <text:p>f</text:p>
          </table:table-cell>
          <table:table-cell table:style-name="ce43" table:formula="of:=LEGACY.NORMSINV(0.01)" office:value-type="float" office:value="-2.32634787404084" calcext:value-type="float">
            <text:p>-2.3263</text:p>
          </table:table-cell>
          <table:table-cell table:formula="of:=COM.MICROSOFT.NORM.S.INV(0.01)" office:value-type="float" office:value="-2.32634787404084" calcext:value-type="float">
            <text:p>-2.32634787404084</text:p>
          </table:table-cell>
          <table:table-cell table:number-columns-repeated="2"/>
          <table:table-cell table:style-name="ce6"/>
          <table:table-cell table:number-columns-repeated="1018"/>
        </table:table-row>
        <table:table-row table:style-name="ro1">
          <table:table-cell/>
          <table:table-cell table:style-name="ce43"/>
          <table:table-cell table:style-name="ce11" table:number-columns-repeated="3"/>
          <table:table-cell table:style-name="ce6"/>
          <table:table-cell table:number-columns-repeated="1018"/>
        </table:table-row>
        <table:table-row table:style-name="ro1">
          <table:table-cell office:value-type="string" calcext:value-type="string">
            <text:p>oef 25</text:p>
          </table:table-cell>
          <table:table-cell table:style-name="ce43"/>
          <table:table-cell table:style-name="ce47"/>
          <table:table-cell table:style-name="ce11"/>
          <table:table-cell table:style-name="ce49"/>
          <table:table-cell table:style-name="ce6"/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table:style-name="ce43" table:formula="of:=NORMDIST(2;1.5;2;1)" office:value-type="float" office:value="0.598706325682924" calcext:value-type="float">
            <text:p>0.5987</text:p>
          </table:table-cell>
          <table:table-cell table:formula="of:=COM.MICROSOFT.NORM.DIST(2;1.5;2;1)" office:value-type="float" office:value="0.598706325682924" calcext:value-type="float">
            <text:p>0.5987063256829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table:style-name="ce43" table:formula="of:=NORMDIST(2.8;1.5;2;1)-NORMDIST(1.8;1.5;2;1)" office:value-type="float" office:value="0.182536196823893" calcext:value-type="float">
            <text:p>0.18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</text:p>
          </table:table-cell>
          <table:table-cell table:style-name="ce43" table:formula="of:=NORMDIST(2;1.5;2;1)-NORMDIST(1.2;1.5;2;1)" office:value-type="float" office:value="0.158324018053166" calcext:value-type="float">
            <text:p>0.1583</text:p>
          </table:table-cell>
          <table:table-cell table:number-columns-repeated="1022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0" office:value-type="string" calcext:value-type="string">
            <text:p>oef 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style-name="ce41" table:formula="of:=1-NORMDIST(109;100;SQRT(500);1)" office:value-type="float" office:value="0.343660900586997" calcext:value-type="float">
            <text:p>0.3437</text:p>
          </table:table-cell>
          <table:table-cell table:style-name="ce48"/>
          <table:table-cell table:style-name="ce11" table:number-columns-repeated="2"/>
          <table:table-cell table:style-name="ce6"/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table:style-name="ce41" table:formula="of:=NORMINV(0.2;100;SQRT(500))" office:value-type="float" office:value="81.1807771042374" calcext:value-type="float">
            <text:p>81.1808</text:p>
          </table:table-cell>
          <table:table-cell table:style-name="ce11" table:number-columns-repeated="3"/>
          <table:table-cell table:style-name="ce6"/>
          <table:table-cell table:number-columns-repeated="1018"/>
        </table:table-row>
        <table:table-row table:style-name="ro1">
          <table:table-cell office:value-type="string" calcext:value-type="string">
            <text:p>c</text:p>
          </table:table-cell>
          <table:table-cell table:style-name="ce44" table:formula="of:=LEGACY.NORMSINV(0.07)" office:value-type="float" office:value="-1.47579102817917" calcext:value-type="float">
            <text:p>-1.4758</text:p>
          </table:table-cell>
          <table:table-cell table:style-name="ce47" office:value-type="string" calcext:value-type="string">
            <text:p>is gelijk aan ( 89-gem)/WORTEL(500)</text:p>
          </table:table-cell>
          <table:table-cell table:style-name="ce11" office:value-type="string" calcext:value-type="string">
            <text:p>dus gemiddelde is </text:p>
          </table:table-cell>
          <table:table-cell table:style-name="ce50" table:formula="of:=-(LEGACY.NORMSINV(0.07)*SQRT(500)-89)" office:value-type="float" office:value="121.999690595929" calcext:value-type="float">
            <text:p>122</text:p>
          </table:table-cell>
          <table:table-cell table:style-name="ce6" table:formula="of:=89+1.475*SQRT(500)" office:value-type="float" office:value="121.982002668122" calcext:value-type="float">
            <text:p>121.982002668122</text:p>
          </table:table-cell>
          <table:table-cell/>
          <table:table-cell office:value-type="string" calcext:value-type="string">
            <text:p>controle van uitkomst</text:p>
          </table:table-cell>
          <table:table-cell table:formula="of:=COM.MICROSOFT.NORM.INV(0.07;122;SQRT(500))" office:value-type="float" office:value="89.0003094040707" calcext:value-type="float">
            <text:p>89.0003094040707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string" calcext:value-type="string">
            <text:p>34c is niet rechtstreeks te bepalen via excel: probeer dit zeker zelf uit!</text:p>
          </table:table-cell>
          <table:table-cell table:number-columns-repeated="6"/>
          <table:table-cell table:formula="of:=COM.MICROSOFT.NORM.DIST(89;122;SQRT(500);1)" office:value-type="float" office:value="0.0699981421577706" calcext:value-type="float">
            <text:p>0.069998142157771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string" calcext:value-type="string">
            <text:p>Ook bij oef 37 is er een deel wat niet rechtstreeks met een ingebouwde functie in excel kan! </text:p>
          </table:table-cell>
          <table:table-cell table:number-columns-repeated="1022"/>
        </table:table-row>
        <table:table-row table:style-name="ro1">
          <table:table-cell/>
          <table:table-cell table:style-name="ce45" office:value-type="string" calcext:value-type="string">
            <text:p>Daarom zijn dit goede examenvragen, omdat je meer moet doen dan een ingebouwde functie gebruiken: meer inzicht tonen! 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Al deze oefeningen kunnen ook opgelost worden door gebruik van de tabel in het formularium 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Opgelet: De tabel werkt met rechterstaarten; excel werkt met linkerstaarten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ef_20_Binom_20_Verd" style:display-name="PageStyle_Oef Binom Ve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ef_20_Norm_20_Verd" style:display-name="PageStyle_Oef Norm Ve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heorie" style:display-name="PageStyle_Theori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Felimix</meta:initial-creator>
    <meta:creation-date>2013-11-17T19:38:34</meta:creation-date>
    <dc:date>2020-10-19T15:41:23.301000000</dc:date>
    <meta:generator>LibreOffice/6.3.4.2$Windows_X86_64 LibreOffice_project/60da17e045e08f1793c57c00ba83cdfce946d0aa</meta:generator>
    <meta:editing-duration>PT8M20S</meta:editing-duration>
    <meta:editing-cycles>1</meta:editing-cycles>
    <meta:document-statistic meta:table-count="3" meta:cell-count="238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31">
      <number:number number:decimal-places="3" loext:min-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31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31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8cm" svg:height="6.949cm" xlink:href=".." xlink:type="simple" chart:class="chart:bar" chart:style-name="ch1">
        <chart:title svg:x="5.269cm" svg:y="0.274cm" chart:style-name="ch2">
          <text:p>Chart Title</text:p>
        </chart:title>
        <chart:plot-area chart:style-name="ch3" table:cell-range-address="Theorie.B13:Theorie.B18 Theorie.D13:Theorie.D18" chart:data-source-has-labels="column" svg:x="0.255cm" svg:y="1.211cm" svg:width="12.27cm" svg:height="5.6cm">
          <chartooo:coordinate-region svg:x="1.07cm" svg:y="1.371cm" svg:width="11.455cm" svg:height="5.022cm"/>
          <chart:axis chart:dimension="x" chart:name="primary-x" chart:style-name="ch4" chartooo:axis-type="auto">
            <chartooo:date-scale/>
            <chart:categories table:cell-range-address="Theorie.B13:Theorie.B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heorie.D13:Theorie.D18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heorie.B13:Theorie.B18</svg:desc>
                </draw:g>
              </table:table-cell>
              <table:table-cell office:value-type="float" office:value="0.131687242798354">
                <text:p>0.131687242798354</text:p>
                <draw:g>
                  <svg:desc>Theorie.D13:Theorie.D1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29218106995885">
                <text:p>0.3292181069958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9218106995885">
                <text:p>0.32921810699588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64609053497942">
                <text:p>0.1646090534979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11522633744856">
                <text:p>0.04115226337448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411522633744856">
                <text:p>0.00411522633744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